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72c" officeooo:paragraph-rsid="000c072c"/>
    </style:style>
    <style:style style:name="P2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/>
    </style:style>
    <style:style style:name="P3" style:family="paragraph" style:parent-style-name="Standard" style:list-style-name="L1">
      <style:text-properties officeooo:rsid="000c072c" officeooo:paragraph-rsid="000c072c"/>
    </style:style>
    <style:style style:name="P4" style:family="paragraph" style:parent-style-name="Standard" style:list-style-name="L1">
      <style:text-properties officeooo:rsid="000c072c" officeooo:paragraph-rsid="000debcb"/>
    </style:style>
    <style:style style:name="P5" style:family="paragraph" style:parent-style-name="Standard">
      <style:text-properties officeooo:rsid="000c072c" officeooo:paragraph-rsid="000debcb"/>
    </style:style>
    <style:style style:name="P6" style:family="paragraph" style:parent-style-name="Standard">
      <style:text-properties officeooo:rsid="000debcb" officeooo:paragraph-rsid="000debcb"/>
    </style:style>
    <style:style style:name="P7" style:family="paragraph" style:parent-style-name="Standard">
      <style:text-properties style:font-name="Calibri1" officeooo:rsid="000debcb" officeooo:paragraph-rsid="000debcb"/>
    </style:style>
    <style:style style:name="P8" style:family="paragraph" style:parent-style-name="Preformatted_20_Text" style:list-style-name="L2">
      <style:text-properties fo:color="#000000" style:font-name="Calibri1" fo:font-style="normal" officeooo:paragraph-rsid="000debcb" style:font-style-asian="normal" style:font-style-complex="normal"/>
    </style:style>
    <style:style style:name="P9" style:family="paragraph" style:parent-style-name="Preformatted_20_Text" style:list-style-name="L2">
      <style:paragraph-properties fo:margin-top="0cm" fo:margin-bottom="0.499cm" loext:contextual-spacing="false"/>
      <style:text-properties fo:color="#000000" style:font-name="Calibri1" fo:font-style="normal" officeooo:rsid="000debcb" officeooo:paragraph-rsid="000debcb" style:font-style-asian="normal" style:font-style-complex="normal"/>
    </style:style>
    <style:style style:name="P10" style:family="paragraph" style:parent-style-name="Preformatted_20_Text">
      <style:text-properties fo:color="#808080" style:font-name="DejaVu Sans Mono" fo:font-style="italic"/>
    </style:style>
    <style:style style:name="P11" style:family="paragraph" style:parent-style-name="Preformatted_20_Text" style:list-style-name="L2">
      <style:text-properties fo:color="#000000" style:font-name="Calibri1" fo:font-style="normal" officeooo:rsid="000debcb" officeooo:paragraph-rsid="000debcb" style:font-style-asian="normal" style:font-style-complex="normal"/>
    </style:style>
    <style:style style:name="T1" style:family="text">
      <style:text-properties officeooo:rsid="000debcb"/>
    </style:style>
    <style:style style:name="T2" style:family="text">
      <style:text-properties officeooo:rsid="000e31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za oddziaływań wewnątrzcząsteczkowych</text:p>
      <text:p text:style-name="Standard"/>
      <text:p text:style-name="Standard">Napisz program, który dla danego zbioru struktur uzyska informacje o klasyfikacji par przez następujące programy zewnętrzne: FR3D, McAnnotate, RNAView i ClaRNA. Zaprojektuj bazę danych do przechowywania tych informacji.</text:p>
      <text:p text:style-name="Standard"/>
      <text:p text:style-name="P1">Programy:</text:p>
      <text:list xml:id="list7036677933220974130" text:style-name="L1">
        <text:list-item>
          <text:p text:style-name="P3">FR3D – <text:span text:style-name="T1">działa tylko w środowisku matlab</text:span></text:p>
        </text:list-item>
        <text:list-item>
          <text:p text:style-name="P3">McAnnotate – <text:span text:style-name="T1">uruchamiany z poziomu pythona, obsługiwany przez program</text:span></text:p>
        </text:list-item>
        <text:list-item>
          <text:p text:style-name="P4">RNAView - <text:span text:style-name="T1">uruchamiany z poziomu pythona, obsługiwany przez program</text:span></text:p>
        </text:list-item>
        <text:list-item>
          <text:p text:style-name="P4">ClaRNA – <text:span text:style-name="T1">uruchamiany</text:span> tylko on-line, <text:span text:style-name="T1">nie obsługiwany przez program</text:span></text:p>
        </text:list-item>
      </text:list>
      <text:p text:style-name="P5"/>
      <text:p text:style-name="P1">Baza Damych: PostGreSQL</text:p>
      <text:p text:style-name="Standard"/>
      <text:p text:style-name="P6">Aby program zadziałał koniecze jest odpowiednie rozmieszczenie plików i folderów. Dla każdej badanej cząsteczki (np. 2n7x.pdb) musi istnieć osobny folder o odpowiedniej nazwie (2n7x) a w nim powinny być dwa pliki: wynik działania programu ClaRna (zapisany w formacie ‘ClaRNA-2n7x.out’) i plik pdb z badaną cząsteczką (2n7x.pdb).</text:p>
      <text:p text:style-name="P7"/>
      <text:p text:style-name="P7">Program tworzy pliki: <text:s/></text:p>
      <text:list xml:id="list9039615528801273497" text:style-name="L2">
        <text:list-item>
          <text:p text:style-name="P8"><text:span text:style-name="T1">plik "MC-Ann-2n7x" plik wyjsciowy programu MCAnnotate</text:span></text:p>
        </text:list-item>
        <text:list-item>
          <text:p text:style-name="P11">plik "2n7x.pdb.out" <text:span text:style-name="T2">główny </text:span>plik wyjsciowy programu RNAVIEW</text:p>
        </text:list-item>
        <text:list-item>
          <text:p text:style-name="P9">pozostałe utworzone pliki są tworzone przez powyższe programy na różnych etapach ich dzialan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a Szymczak</meta:initial-creator>
    <meta:editing-cycles>4</meta:editing-cycles>
    <meta:creation-date>2016-04-27T03:57:00</meta:creation-date>
    <dc:date>2016-05-25T06:41:40.833393292</dc:date>
    <meta:editing-duration>PT38M52S</meta:editing-duration>
    <meta:generator>LibreOffice/5.1.2.2$Linux_X86_64 LibreOffice_project/10m0$Build-2</meta:generator>
    <meta:document-statistic meta:table-count="0" meta:image-count="0" meta:object-count="0" meta:page-count="1" meta:paragraph-count="13" meta:word-count="148" meta:character-count="1092" meta:non-whitespace-character-count="9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